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list-style-name="L1"/>
    <style:style style:name="T1" style:family="text">
      <style:text-properties fo:color="#800000"/>
    </style:style>
    <style:style style:name="T2"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P8 : Zone critique</text:p>
      <text:p text:style-name="Standard"/>
      <text:p text:style-name="Standard"><text:span text:style-name="T2">Exercice 1</text:span> :</text:p>
      <text:p text:style-name="Standard"/>
      <text:p text:style-name="Standard">Le programme ouvre le fichier « verrou.txt » en lecture-écriture, mais ne le crée pas s'il n'existe pas, et stocke la valeur du descripteur de fichier dans une variable fd.</text:p>
      <text:p text:style-name="Standard">Le programme entre ensuite dans une boucle infinie while(true).</text:p>
      <text:p text:style-name="Standard">Dans la boucle il effectue tout de suite un test « if ». Dans le « if », on tente un verrouillage du « verrou.txt » en renvoyant une valeur de test grâce à F_TLOCK. Si la valeur renvoyée est 0 (pas d'erreur) :</text:p>
      <text:list xml:id="list663560387" text:style-name="L1">
        <text:list-item>
          <text:list>
            <text:list-item>
              <text:p text:style-name="P2">Le programme affiche qu'il a verrouillé le fichier et qu'il travaille sur la zone critique, en affichant son PID. Il attend 5 secondes, puis refait un test « if », en <text:s/>tentant un déverrouillage du fichier, si elle renvoie 0 (déverrouillage réussi), le programme affiche qu'il a déverrouillé le fichier (en affichant le PID) puis s'achève en retournant 0. Si elle renvoie autre chose, le programme se termine seulement en retournant 0, sans afficher qu'il y a eu déverrouillage.</text:p>
            </text:list-item>
            <text:list-item>
              <text:p text:style-name="P2">Sinon, (« <text:span text:style-name="T1">else </text:span>») il affiche qu'il a trouvé le fichier déjà déverrouillé (avec son PID), attend 2 secondes et revient dans la boucle.</text:p>
            </text:list-item>
          </text:list>
        </text:list-item>
      </text:list>
      <text:p text:style-name="Standard"/>
      <text:p text:style-name="Standard"><text:span text:style-name="T2">Exercice 2</text:span> :</text:p>
      <text:p text:style-name="Standard"/>
      <text:p text:style-name="Standard">Si le fichier « verrou.txt » n'existe pas, le verrouillage ne pourra pas être fait, on entrera dans le <text:span text:style-name="T1">else</text:span> indéfiniment, (Puisque le fichier n'est pas « ré-ouvert » dans la boucle, on aura toujours une erreur pour le test de verrouillage) il faudra quitter le programme manuellement.</text:p>
      <text:p text:style-name="Standard"/>
      <text:p text:style-name="Standard"><text:span text:style-name="T2">Exercice 3</text:span> :</text:p>
      <text:p text:style-name="Standard"/>
      <text:p text:style-name="Standard">La commande permet de créer le fichier vide « verrou.txt » dans le répertoire courant.</text:p>
      <text:p text:style-name="Standard"/>
      <text:p text:style-name="Standard"><text:span text:style-name="T2">Exercice 4</text:span> :</text:p>
      <text:p text:style-name="Standard"/>
      <text:p text:style-name="Standard">Le busy waiting est une technique de programmation que les processus utilisent lorsqu'ils vérifient de façon répétée si une condition est vraie, comme l'attente d'une entrée (clavier ou autre) ou encore la libération d'un verrou.</text:p>
      <text:p text:style-name="Standard">Les programmes attendent la libération du verrou, on peut donc parler de « busy waiting ».</text:p>
      <text:p text:style-name="Standard">L'implémentation est efficace puisque dès que le fichier est libéré, alors le 2ème processus travaille directement dessus.</text:p>
      <text:p text:style-name="Standard"/>
      <text:p text:style-name="Standard"><text:span text:style-name="T2">Exercice 5</text:span> :</text:p>
      <text:p text:style-name="Standard"/>
      <text:p text:style-name="Standard">F_TLOCK : Le processus tente d'entrer dans le fichier malgré le fait qu'il soit verrouillé par l'autre processus.</text:p>
      <text:p text:style-name="Standard">F_LOCK : Le processus se bloque si le fichier est déjà verrouillé et attend donc le déverrouillage pour se débloquer.</text:p>
      <text:p text:style-name="Standard"/>
      <text:p text:style-name="Standard"><text:span text:style-name="T2">Exercice 6</text:span> :</text:p>
      <text:p text:style-name="Standard"/>
      <text:p text:style-name="Standard">On peut supprimer la boucle while, ainsi que le « else », car on a pas besoin de retourner plusieurs fois dans la boucle et, vu que le programme attend de pouvoir effectivement verrouiller le fichier pour continuer, donc pas besoin de else non plus.</text:p>
      <text:p text:style-name="Standard"><text:soft-page-break/>(voir ex6.c)</text:p>
      <text:p text:style-name="Standard"/>
      <text:p text:style-name="Standard"/>
      <text:p text:style-name="Standard"><text:span text:style-name="T2">Exercice 7</text:span> :</text:p>
      <text:p text:style-name="Standard"/>
      <text:p text:style-name="Standard">voir ex7.c<text:line-break/></text:p>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ZOUHIRI Malik – Groube Info2B – Systèmes d'Exploitation (10/12)</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UDRAY UGO</meta:initial-creator>
    <meta:creation-date>2014-11-19T10:43:00</meta:creation-date>
    <dc:date>2014-12-10T11:56:34</dc:date>
    <dc:creator>ZOUHIRI MALIK</dc:creator>
    <meta:editing-duration>PT1H25M14S</meta:editing-duration>
    <meta:editing-cycles>12</meta:editing-cycles>
    <meta:generator>LibreOffice/3.5$Linux_X86_64 LibreOffice_project/350m1$Build-2</meta:generator>
    <meta:document-statistic meta:table-count="0" meta:image-count="0" meta:object-count="0" meta:page-count="2" meta:paragraph-count="24" meta:word-count="440" meta:character-count="2535" meta:non-whitespace-character-count="2119"/>
  </office:meta>
</office:document-meta>
</file>